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8BFC3697.eps" manifest:media-type=""/>
  <manifest:file-entry manifest:full-path="Pictures/2000000200000169000000FD9FA2EEEF.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8398in" svg:y="0.1665in" svg:width="5.0138in" svg:height="3.5138in" draw:z-index="0"><draw:image xlink:href="Pictures/2000000200000169000000FD9FA2EEEF.eps" xlink:type="simple" xlink:show="embed" xlink:actuate="onLoad"/></draw:frame><draw:frame draw:style-name="fr1" draw:name="graphics2" text:anchor-type="paragraph" svg:x="0.7563in" svg:y="4.4583in" svg:width="5.0138in" svg:height="3.5138in" draw:z-index="1"><draw:image xlink:href="Pictures/2000000200000169000000FD8BFC3697.eps" xlink:type="simple" xlink:show="embed" xlink:actuate="onLoad"/></draw:frame>Exercise 1: The rate at which the packets are received at node 1 converges to a constant value of around 500kbytes/s which equals the maximum download speed of 4Mbit/s. The little hills on top of the download rate can be explained by the inaccuracy of the perl visualization script.</text:p>
      <text:p text:style-name="Standard"/>
      <text:p text:style-name="Standard">Question 2: In the beginning of the TCP transfer the slow start is observed. When the UDP transmission kicks in, a significant drop in TCP throughput is observed. This is caused by the upload bandwidth limitation of the cable modem: TCP sends an acknowledgement for each received packet but the upload line is congested with UDP traffic as can be seen on the figure above. TCP throughput drops because acknowledgements are lost due to the overloaded buffer. After the loss of these acknowledgements the slow start mechanism of TCP will kick in ag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out Devos</meta:initial-creator>
    <meta:creation-date>2014-03-31T16:30:56</meta:creation-date>
    <dc:date>2014-03-31T17:03:30</dc:date>
    <dc:creator>Arnout Devos</dc:creator>
    <meta:editing-duration>PT17M12S</meta:editing-duration>
    <meta:editing-cycles>3</meta:editing-cycles>
    <meta:generator>LibreOffice/3.5$Linux_X86_64 LibreOffice_project/350m1$Build-2</meta:generator>
    <meta:document-statistic meta:table-count="0" meta:image-count="2" meta:object-count="0" meta:page-count="1" meta:paragraph-count="2" meta:word-count="142" meta:character-count="833" meta:non-whitespace-character-count="692"/>
  </office:meta>
</office:document-meta>
</file>